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d" svg:font-family="Monospaced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text-transform="uppercase"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language="ru" fo:country="RU" officeooo:rsid="00316ff0" officeooo:paragraph-rsid="009c45ab"/>
    </style:style>
    <style:style style:name="P4" style:family="paragraph" style:parent-style-name="Standard">
      <style:paragraph-properties fo:margin-left="0cm" fo:margin-right="0cm" fo:text-align="center" style:justify-single-word="false" fo:text-indent="0.951cm" style:auto-text-indent="false">
        <style:tab-stops>
          <style:tab-stop style:position="2.223cm"/>
        </style:tab-stops>
      </style:paragraph-properties>
    </style:style>
    <style:style style:name="P5" style:family="paragraph" style:parent-style-name="Standard">
      <style:paragraph-properties fo:margin-left="0cm" fo:margin-right="0cm" fo:margin-top="0.212cm" fo:margin-bottom="0.423cm" style:contextual-spacing="false" fo:text-align="center" style:justify-single-word="false" fo:text-indent="0.951cm" style:auto-text-indent="false">
        <style:tab-stops>
          <style:tab-stop style:position="2.223cm"/>
        </style:tab-stops>
      </style:paragraph-properties>
    </style:style>
    <style:style style:name="P6" style:family="paragraph" style:parent-style-name="Standard">
      <style:paragraph-properties fo:margin-left="0cm" fo:margin-right="0cm" fo:margin-top="0.212cm" fo:margin-bottom="0.423cm" style:contextual-spacing="false" fo:text-indent="0.951cm" style:auto-text-indent="false">
        <style:tab-stops>
          <style:tab-stop style:position="2.223cm"/>
        </style:tab-stops>
      </style:paragraph-properties>
    </style:style>
    <style:style style:name="P7" style:family="paragraph" style:parent-style-name="Standard">
      <style:paragraph-properties fo:margin-top="0.212cm" fo:margin-bottom="0.423cm" style:contextual-spacing="false">
        <style:tab-stops>
          <style:tab-stop style:position="2.223cm"/>
        </style:tab-stops>
      </style:paragraph-properties>
    </style:style>
    <style:style style:name="P8" style:family="paragraph" style:parent-style-name="Standard">
      <style:paragraph-properties fo:margin-top="0.212cm" fo:margin-bottom="0.423cm" style:contextual-spacing="false" fo:text-align="center" style:justify-single-word="false">
        <style:tab-stops>
          <style:tab-stop style:position="2.223cm"/>
        </style:tab-stops>
      </style:paragraph-properties>
    </style:style>
    <style:style style:name="P9" style:family="paragraph" style:parent-style-name="Standard">
      <style:paragraph-properties fo:margin-top="0.212cm" fo:margin-bottom="0.423cm" style:contextual-spacing="false" fo:text-align="center" style:justify-single-word="false">
        <style:tab-stops>
          <style:tab-stop style:position="2.223cm"/>
        </style:tab-stops>
      </style:paragraph-properties>
      <style:text-properties fo:language="ru" fo:country="RU" officeooo:rsid="001be683" officeooo:paragraph-rsid="001be683"/>
    </style:style>
    <style:style style:name="P10" style:family="paragraph" style:parent-style-name="Standard">
      <style:paragraph-properties fo:margin-left="2.54cm" fo:margin-right="0cm" fo:line-height="150%" fo:text-indent="0cm" style:auto-text-indent="false">
        <style:tab-stops>
          <style:tab-stop style:position="2.223cm"/>
        </style:tab-stops>
      </style:paragraph-properties>
    </style:style>
    <style:style style:name="P11" style:family="paragraph" style:parent-style-name="Обычный_20__28_веб_29_">
      <style:paragraph-properties fo:margin-top="0cm" fo:margin-bottom="0cm" style:contextual-spacing="false" fo:text-align="center" style:justify-single-word="false"/>
      <style:text-properties fo:text-transform="uppercase" fo:font-size="12pt" style:font-size-asian="12pt" style:font-size-complex="12pt"/>
    </style:style>
    <style:style style:name="P12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fo:font-weight="bold" officeooo:rsid="00316ff0" officeooo:paragraph-rsid="00316ff0" style:font-weight-asian="bold" style:font-weight-complex="bold"/>
    </style:style>
    <style:style style:name="P13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fo:font-weight="bold" officeooo:rsid="003d3c1d" officeooo:paragraph-rsid="003d3c1d" style:font-weight-asian="bold" style:font-weight-complex="bold"/>
    </style:style>
    <style:style style:name="P14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fo:font-weight="normal" officeooo:rsid="009940c6" officeooo:paragraph-rsid="009940c6" style:font-weight-asian="normal" style:font-weight-complex="normal"/>
    </style:style>
    <style:style style:name="P15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9de5ed" officeooo:paragraph-rsid="009de5ed"/>
    </style:style>
    <style:style style:name="P16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589f8a" officeooo:paragraph-rsid="0060a0a1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officeooo:paragraph-rsid="00a05f85" style:font-size-asian="14pt" style:font-size-complex="14pt"/>
    </style:style>
    <style:style style:name="P18" style:family="paragraph" style:parent-style-name="Standard">
      <style:paragraph-properties fo:margin-left="0cm" fo:margin-right="0cm" fo:text-align="justify" style:justify-single-word="false" fo:text-indent="-0.026cm" style:auto-text-indent="false">
        <style:tab-stops/>
      </style:paragraph-properties>
      <style:text-properties fo:font-weight="bold" style:font-weight-asian="bold" style:font-weight-complex="bold"/>
    </style:style>
    <style:style style:name="P19" style:family="paragraph" style:parent-style-name="Standard" style:master-page-name="Standard">
      <style:paragraph-properties fo:text-align="center" style:justify-single-word="false" style:page-number="auto"/>
      <style:text-properties fo:text-transform="uppercase" fo:font-size="12pt" style:font-size-asian="12pt" style:font-size-complex="12pt"/>
    </style:style>
    <style:style style:name="P20" style:family="paragraph" style:parent-style-name="Standard" style:list-style-name="WW8Num10">
      <style:paragraph-properties fo:margin-left="0cm" fo:margin-right="0cm" fo:text-align="justify" style:justify-single-word="false" fo:text-indent="0.917cm" style:auto-text-indent="false">
        <style:tab-stops>
          <style:tab-stop style:position="1.341cm"/>
        </style:tab-stops>
      </style:paragraph-properties>
      <style:text-properties fo:font-size="14pt" officeooo:paragraph-rsid="00a05f85" style:font-size-asian="14pt" style:font-size-complex="14pt"/>
    </style:style>
    <style:style style:name="P21" style:family="paragraph" style:parent-style-name="Standard" style:list-style-name="WW8Num10">
      <style:paragraph-properties fo:margin-left="2.307cm" fo:margin-right="0cm" fo:text-align="justify" style:justify-single-word="false" fo:text-indent="-0.318cm" style:auto-text-indent="false">
        <style:tab-stops>
          <style:tab-stop style:position="2.858cm"/>
        </style:tab-stops>
      </style:paragraph-properties>
      <style:text-properties fo:font-size="14pt" officeooo:paragraph-rsid="00a05f85" style:font-size-asian="14pt" style:font-size-complex="14pt"/>
    </style:style>
    <style:style style:name="P22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a06146" officeooo:paragraph-rsid="00a06146"/>
    </style:style>
    <style:style style:name="P23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a06146" officeooo:paragraph-rsid="00a364a9"/>
    </style:style>
    <style:style style:name="P24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fo:font-style="italic" officeooo:rsid="00a06146" officeooo:paragraph-rsid="00a4f24d" style:font-style-asian="italic" style:font-style-complex="italic"/>
    </style:style>
    <style:style style:name="P25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fo:font-style="italic" officeooo:rsid="00589f8a" officeooo:paragraph-rsid="00a721d6" style:font-style-asian="italic" style:font-style-complex="italic"/>
    </style:style>
    <style:style style:name="P26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fo:font-style="italic" officeooo:rsid="00589f8a" officeooo:paragraph-rsid="00a989e6" style:font-style-asian="italic" style:font-style-complex="italic"/>
    </style:style>
    <style:style style:name="P27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589f8a" officeooo:paragraph-rsid="0060a0a1"/>
    </style:style>
    <style:style style:name="P28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589f8a" officeooo:paragraph-rsid="00a5dbc2"/>
    </style:style>
    <style:style style:name="P29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589f8a" officeooo:paragraph-rsid="00a721d6"/>
    </style:style>
    <style:style style:name="P30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589f8a" officeooo:paragraph-rsid="00a72faf"/>
    </style:style>
    <style:style style:name="P31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589f8a" officeooo:paragraph-rsid="00aada94"/>
    </style:style>
    <style:style style:name="P32" style:family="paragraph" style:parent-style-name="Preformatted_20_Text">
      <style:text-properties fo:font-variant="normal" fo:text-transform="none"/>
    </style:style>
    <style:style style:name="P33" style:family="paragraph" style:parent-style-name="Preformatted_20_Text">
      <style:paragraph-properties fo:margin-top="0cm" fo:margin-bottom="0.499cm" style:contextual-spacing="false"/>
      <style:text-properties fo:font-variant="normal" fo:text-transform="none"/>
    </style:style>
    <style:style style:name="P34" style:family="paragraph" style:parent-style-name="Preformatted_20_Text">
      <style:paragraph-properties fo:margin-top="0cm" fo:margin-bottom="0.499cm" style:contextual-spacing="false"/>
      <style:text-properties fo:font-variant="normal" fo:text-transform="none" style:font-name="Monospaced" fo:font-style="normal"/>
    </style:style>
    <style:style style:name="P35" style:family="paragraph" style:parent-style-name="Preformatted_20_Text">
      <style:paragraph-properties fo:margin-left="0cm" fo:margin-right="0cm" fo:text-align="justify" style:justify-single-word="false" fo:text-indent="0cm" style:auto-text-indent="false" style:text-autospace="none"/>
      <style:text-properties fo:font-variant="normal" fo:text-transform="none" style:text-position="0% 100%" style:font-name="Monospaced" fo:language="ru" fo:country="RU" fo:font-style="normal" officeooo:rsid="00a06146" officeooo:paragraph-rsid="00a364a9"/>
    </style:style>
    <style:style style:name="P36" style:family="paragraph" style:parent-style-name="Preformatted_20_Text">
      <style:paragraph-properties fo:margin-left="0cm" fo:margin-right="0cm" fo:text-align="justify" style:justify-single-word="false" fo:text-indent="0cm" style:auto-text-indent="false" style:text-autospace="none"/>
      <style:text-properties fo:font-variant="normal" fo:text-transform="none" style:text-position="0% 100%" style:font-name="Monospaced" fo:language="ru" fo:country="RU" fo:font-style="normal" officeooo:rsid="00589f8a" officeooo:paragraph-rsid="0060a0a1"/>
    </style:style>
    <style:style style:name="T1" style:family="text">
      <style:text-properties fo:language="en" fo:country="US" officeooo:rsid="001be683"/>
    </style:style>
    <style:style style:name="T2" style:family="text">
      <style:text-properties fo:language="ru" fo:country="RU" officeooo:rsid="0030b7c2"/>
    </style:style>
    <style:style style:name="T3" style:family="text">
      <style:text-properties fo:language="ru" fo:country="RU" officeooo:rsid="009f2f0f"/>
    </style:style>
    <style:style style:name="T4" style:family="text">
      <style:text-properties officeooo:rsid="0023e6d9"/>
    </style:style>
    <style:style style:name="T5" style:family="text">
      <style:text-properties officeooo:rsid="0025b96c"/>
    </style:style>
    <style:style style:name="T6" style:family="text">
      <style:text-properties officeooo:rsid="0030b7c2"/>
    </style:style>
    <style:style style:name="T7" style:family="text">
      <style:text-properties fo:font-size="14pt" officeooo:rsid="00a989e6" style:font-size-asian="14pt" style:font-size-complex="14pt"/>
    </style:style>
    <style:style style:name="T8" style:family="text">
      <style:text-properties officeooo:rsid="00a364a9"/>
    </style:style>
    <style:style style:name="T9" style:family="text">
      <style:text-properties fo:color="#b01813"/>
    </style:style>
    <style:style style:name="T10" style:family="text">
      <style:text-properties fo:color="#b01813" officeooo:rsid="00a364a9"/>
    </style:style>
    <style:style style:name="T11" style:family="text">
      <style:text-properties fo:color="#b01813" style:font-name="Monospaced" fo:font-style="normal"/>
    </style:style>
    <style:style style:name="T12" style:family="text">
      <style:text-properties fo:color="#4a55db"/>
    </style:style>
    <style:style style:name="T13" style:family="text">
      <style:text-properties fo:color="#4a55db" officeooo:rsid="00a364a9"/>
    </style:style>
    <style:style style:name="T14" style:family="text">
      <style:text-properties fo:color="#4a55db" style:font-name="Monospaced" fo:font-style="normal"/>
    </style:style>
    <style:style style:name="T15" style:family="text">
      <style:text-properties fo:color="#834310" fo:font-weight="bold"/>
    </style:style>
    <style:style style:name="T16" style:family="text">
      <style:text-properties fo:color="#834310" fo:font-weight="bold" officeooo:rsid="00a364a9"/>
    </style:style>
    <style:style style:name="T17" style:family="text">
      <style:text-properties fo:color="#834310" style:font-name="Monospaced" fo:font-style="normal" fo:font-weight="bold"/>
    </style:style>
    <style:style style:name="T18" style:family="text">
      <style:text-properties fo:color="#5c5c5c"/>
    </style:style>
    <style:style style:name="T19" style:family="text">
      <style:text-properties fo:color="#5c5c5c" officeooo:rsid="00a364a9"/>
    </style:style>
    <style:style style:name="T20" style:family="text">
      <style:text-properties fo:color="#5c5c5c" style:font-name="Monospaced" fo:font-style="normal"/>
    </style:style>
    <style:style style:name="T21" style:family="text">
      <style:text-properties fo:color="#000000"/>
    </style:style>
    <style:style style:name="T22" style:family="text">
      <style:text-properties fo:color="#000000" officeooo:rsid="00a364a9"/>
    </style:style>
    <style:style style:name="T23" style:family="text">
      <style:text-properties fo:color="#000000" style:text-underline-style="solid" style:text-underline-width="auto" style:text-underline-color="font-color"/>
    </style:style>
    <style:style style:name="T24" style:family="text">
      <style:text-properties fo:color="#000000" style:text-underline-style="solid" style:text-underline-width="auto" style:text-underline-color="font-color" officeooo:rsid="00a364a9"/>
    </style:style>
    <style:style style:name="T25" style:family="text">
      <style:text-properties fo:color="#000000" style:font-name="Monospaced" fo:font-style="normal"/>
    </style:style>
    <style:style style:name="T26" style:family="text">
      <style:text-properties fo:color="#bc8f8f"/>
    </style:style>
    <style:style style:name="T27" style:family="text">
      <style:text-properties fo:color="#bc8f8f" style:font-name="Monospaced" fo:font-style="normal"/>
    </style:style>
    <style:style style:name="T28" style:family="text">
      <style:text-properties fo:color="#bc8f8f" officeooo:rsid="00a364a9"/>
    </style:style>
    <style:style style:name="T29" style:family="text">
      <style:text-properties style:font-name="Monospaced" fo:font-style="normal"/>
    </style:style>
    <style:style style:name="T30" style:family="text">
      <style:text-properties fo:color="#32b9b9" style:font-name="Monospaced" fo:font-style="normal"/>
    </style:style>
    <style:style style:name="T31" style:family="text">
      <style:text-properties fo:color="#a020f0" style:font-name="Monospaced" fo:font-style="normal"/>
    </style:style>
    <style:style style:name="T32" style:family="text">
      <style:text-properties fo:color="#ffaa00"/>
    </style:style>
    <style:style style:name="T33" style:family="text">
      <style:text-properties fo:color="#ffaa00" style:font-name="Monospaced" fo:font-style="normal"/>
    </style:style>
    <style:style style:name="T34" style:family="text">
      <style:text-properties fo:color="#ffaa00" officeooo:rsid="00a364a9"/>
    </style:style>
    <style:style style:name="T35" style:family="text">
      <style:text-properties fo:color="#5f9ea0" style:font-name="Monospaced" fo:font-style="normal"/>
    </style:style>
    <style:style style:name="T36" style:family="text">
      <style:text-properties fo:color="#01a801" fo:font-style="italic" officeooo:rsid="00a364a9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officeooo:rsid="00a364a9" style:font-style-asian="italic" style:font-style-complex="italic"/>
    </style:style>
    <style:style style:name="T39" style:family="text">
      <style:text-properties officeooo:rsid="00a4f24d"/>
    </style:style>
    <style:style style:name="T40" style:family="text">
      <style:text-properties officeooo:rsid="00a5dbc2"/>
    </style:style>
    <style:style style:name="T41" style:family="text">
      <style:text-properties officeooo:rsid="00a721d6"/>
    </style:style>
    <style:style style:name="T42" style:family="text">
      <style:text-properties officeooo:rsid="00a72faf"/>
    </style:style>
    <style:style style:name="T43" style:family="text">
      <style:text-properties officeooo:rsid="00a8b55c"/>
    </style:style>
    <style:style style:name="T44" style:family="text">
      <style:text-properties officeooo:rsid="00a989e6"/>
    </style:style>
    <style:style style:name="T45" style:family="text">
      <style:text-properties fo:font-size="12pt" officeooo:rsid="00a989e6" style:font-size-asian="12pt" style:font-size-complex="12pt"/>
    </style:style>
    <style:style style:name="T46" style:family="text">
      <style:text-properties officeooo:rsid="00aada9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Министерство образования и науки РОССИЙСКОЙ ФЕДЕРАЦИИ</text:p>
      <text:p text:style-name="P2">ФЕДЕРАЛЬНОЕ ГОСУДАРСТВЕННОЕ БЮДЖЕТНОЕ ОБРАЗОВАТЕЛЬНОЕ УЧРЕЖДЕНИЕ</text:p>
      <text:p text:style-name="P2">ВЫСШЕГО ПРОФЕССИОНАЛЬНОГО ОБРАЗОВАНИЯ</text:p>
      <text:p text:style-name="P2">ВЯТСКИЙ ГОСУДАРСТВЕННЫЙ УНИВЕРСИТЕТ</text:p>
      <text:p text:style-name="P2">ФАКУЛЬТЕТ ПРИКЛАДНОЙ МАТЕМАТИКИ И ТЕЛЕКОММУНИКАЦИЙ</text:p>
      <text:p text:style-name="P11">КАФЕДРА ПРИКЛАДНОЙ МАТЕМАТИКИ И ИНФОРМАТИКИ</text:p>
      <text:p text:style-name="P5"/>
      <text:p text:style-name="P6"/>
      <text:p text:style-name="P7"/>
      <text:p text:style-name="P7"/>
      <text:p text:style-name="P7"/>
      <text:p text:style-name="P5"/>
      <text:p text:style-name="P5"/>
      <text:p text:style-name="P8">ОТЧЕТ ПО ДИСЦИПЛИНЕ «<text:span text:style-name="T2">Математические методы в экономике и финансах</text:span>»</text:p>
      <text:p text:style-name="P8">ПО ЛАБОРАТОРНОЙ РАБОТЕ №<text:span text:style-name="T3">4</text:span></text:p>
      <text:p text:style-name="P9"/>
      <text:p text:style-name="P8"/>
      <text:p text:style-name="P8"/>
      <text:p text:style-name="P5"/>
      <text:p text:style-name="P7"/>
      <text:p text:style-name="P7"/>
      <text:p text:style-name="P5"/>
      <text:p text:style-name="P10">Выполнил студент группы ПМ-<text:span text:style-name="T1">4</text:span>1__________________________Кислицын И.К.</text:p>
      <text:p text:style-name="P10">Проверил <text:span text:style-name="T6">преподаватель кафедры ПМмИ</text:span> _________________ <text:span text:style-name="T6">Здоровенко М.Ю</text:span><text:span text:style-name="T5">.</text:span></text:p>
      <text:p text:style-name="P4"/>
      <text:p text:style-name="P5"/>
      <text:p text:style-name="P5"/>
      <text:p text:style-name="P5"/>
      <text:p text:style-name="P5"><text:line-break/></text:p>
      <text:p text:style-name="P5"/>
      <text:p text:style-name="P7"/>
      <text:p text:style-name="P8"><text:s/></text:p>
      <text:p text:style-name="P1">Киров 201<text:span text:style-name="T4">3</text:span></text:p>
      <text:p text:style-name="P18"><text:soft-page-break/>Задание</text:p>
      <text:p text:style-name="P17">Рассмотреть линейную модель с наименьшей мультиколинеарностью, полученную при выполнении лаб. раб. № 2.</text:p>
      <text:list xml:id="list1478475618" text:style-name="WW8Num10">
        <text:list-item>
          <text:p text:style-name="P20">Провести проверку модели на гетероскедастичность остатков. Для этого провести:</text:p>
          <text:list>
            <text:list-item>
              <text:p text:style-name="P21"><text:s text:c="4"/>Тест ранговой корреляции Спирмена,</text:p>
            </text:list-item>
            <text:list-item>
              <text:p text:style-name="P21"><text:s text:c="4"/>Тест Голдфелда – Квандта,</text:p>
            </text:list-item>
            <text:list-item>
              <text:p text:style-name="P21"><text:s text:c="4"/>Тест Уайта,</text:p>
            </text:list-item>
            <text:list-item>
              <text:p text:style-name="P21"><text:s text:c="4"/>Тест Глейзера.</text:p>
            </text:list-item>
          </text:list>
        </text:list-item>
        <text:list-item>
          <text:p text:style-name="P20">Устранить гетероскедастичность применяя <text:s/>доступный ОМНК</text:p>
        </text:list-item>
        <text:list-item>
          <text:p text:style-name="P20">Построить уточненное уравнение регрессии.</text:p>
        </text:list-item>
      </text:list>
      <text:p text:style-name="P3"/>
      <text:p text:style-name="P12">Ход работы</text:p>
      <text:p text:style-name="P15">В ходе лабораторной работы №2 получена следующая регрессия от факторов x2, x3, x6</text:p>
      <text:p text:style-name="P22"/>
      <text:p text:style-name="P22"><text:span text:style-name="T37">Тест ранговой корреляции Спирмена.</text:span></text:p>
      <text:p text:style-name="P22"><text:span text:style-name="T38"/></text:p>
      <text:p text:style-name="P35"><text:span text:style-name="T10">function</text:span><text:span text:style-name="T8"> </text:span><text:span text:style-name="T13">[</text:span><text:span text:style-name="T16">rankor</text:span><text:span text:style-name="T13">]</text:span><text:span text:style-name="T19">=</text:span><text:span text:style-name="T24">getRank</text:span><text:span text:style-name="T13">(</text:span><text:span text:style-name="T16">vect</text:span><text:span text:style-name="T22">, </text:span><text:span text:style-name="T16">val</text:span><text:span text:style-name="T13">)</text:span></text:p>
      <text:p text:style-name="P32"><text:s text:c="5"/><text:span text:style-name="T25">eps</text:span><text:span text:style-name="T29"> </text:span><text:span text:style-name="T20">=</text:span><text:span text:style-name="T29"> </text:span><text:span text:style-name="T27">0.001</text:span><text:span text:style-name="T25">;</text:span></text:p>
      <text:p text:style-name="P32"><text:s text:c="5"/><text:span text:style-name="T25">k</text:span><text:span text:style-name="T29"> </text:span><text:span text:style-name="T20">=</text:span><text:span text:style-name="T29"> </text:span><text:span text:style-name="T30">size</text:span><text:span text:style-name="T14">(</text:span><text:span text:style-name="T17">vect</text:span><text:span text:style-name="T14">)</text:span><text:span text:style-name="T25">;</text:span></text:p>
      <text:p text:style-name="P32"><text:s text:c="5"/><text:span text:style-name="T25">n</text:span><text:span text:style-name="T29"> </text:span><text:span text:style-name="T20">=</text:span><text:span text:style-name="T29"> </text:span><text:span text:style-name="T25">k</text:span><text:span text:style-name="T14">(</text:span><text:span text:style-name="T27">2</text:span><text:span text:style-name="T14">)</text:span><text:span text:style-name="T29"> </text:span><text:span text:style-name="T20">*</text:span><text:span text:style-name="T29"> </text:span><text:span text:style-name="T25">k</text:span><text:span text:style-name="T14">(</text:span><text:span text:style-name="T27">1</text:span><text:span text:style-name="T14">)</text:span><text:span text:style-name="T25">;</text:span></text:p>
      <text:p text:style-name="P32"><text:s text:c="5"/><text:span text:style-name="T17">vect</text:span><text:span text:style-name="T29"> </text:span><text:span text:style-name="T20">=</text:span><text:span text:style-name="T29"> </text:span><text:span text:style-name="T30">gsort</text:span><text:span text:style-name="T14">(</text:span><text:span text:style-name="T17">vect</text:span><text:span text:style-name="T14">)</text:span><text:span text:style-name="T25">;</text:span></text:p>
      <text:p text:style-name="P32"><text:s text:c="5"/><text:span text:style-name="T31">for</text:span><text:span text:style-name="T29"> </text:span><text:span text:style-name="T25">i</text:span><text:span text:style-name="T29"> </text:span><text:span text:style-name="T20">=</text:span><text:span text:style-name="T29"> </text:span><text:span text:style-name="T27">1</text:span><text:span text:style-name="T33">:</text:span><text:span text:style-name="T25">n</text:span></text:p>
      <text:p text:style-name="P32"><text:s text:c="9"/><text:span text:style-name="T31">if</text:span><text:span text:style-name="T29"> </text:span><text:span text:style-name="T30">abs</text:span><text:span text:style-name="T14">(</text:span><text:span text:style-name="T17">vect</text:span><text:span text:style-name="T14">(</text:span><text:span text:style-name="T25">i</text:span><text:span text:style-name="T14">)</text:span><text:span text:style-name="T29"> </text:span><text:span text:style-name="T20">-</text:span><text:span text:style-name="T29"> </text:span><text:span text:style-name="T17">val</text:span><text:span text:style-name="T14">)</text:span><text:span text:style-name="T29"> </text:span><text:span text:style-name="T20">&lt;</text:span><text:span text:style-name="T29"> </text:span><text:span text:style-name="T25">eps</text:span><text:span text:style-name="T29"> </text:span><text:span text:style-name="T31">then</text:span></text:p>
      <text:p text:style-name="P32"><text:s text:c="13"/><text:span text:style-name="T25">j</text:span><text:span text:style-name="T29"> </text:span><text:span text:style-name="T20">=</text:span><text:span text:style-name="T29"> </text:span><text:span text:style-name="T25">i</text:span><text:span text:style-name="T20">+</text:span><text:span text:style-name="T27">1</text:span><text:span text:style-name="T25">;</text:span></text:p>
      <text:p text:style-name="P32"><text:s text:c="13"/><text:span text:style-name="T31">try</text:span></text:p>
      <text:p text:style-name="P32"><text:s text:c="13"/><text:span text:style-name="T31">while</text:span><text:span text:style-name="T29"> </text:span><text:span text:style-name="T30">abs</text:span><text:span text:style-name="T14">(</text:span><text:span text:style-name="T17">vect</text:span><text:span text:style-name="T14">(</text:span><text:span text:style-name="T25">j</text:span><text:span text:style-name="T14">)</text:span><text:span text:style-name="T29"> </text:span><text:span text:style-name="T20">-</text:span><text:span text:style-name="T29"> </text:span><text:span text:style-name="T17">val</text:span><text:span text:style-name="T14">)</text:span><text:span text:style-name="T29"> </text:span><text:span text:style-name="T20">&lt;</text:span><text:span text:style-name="T29"> </text:span><text:span text:style-name="T25">eps</text:span><text:span text:style-name="T29"> </text:span><text:span text:style-name="T31">do</text:span><text:span text:style-name="T29"> </text:span><text:span text:style-name="T25">j</text:span><text:span text:style-name="T29"> </text:span><text:span text:style-name="T20">=</text:span><text:span text:style-name="T29"> </text:span><text:span text:style-name="T25">j</text:span><text:span text:style-name="T29"> </text:span><text:span text:style-name="T20">+</text:span><text:span text:style-name="T29"> </text:span><text:span text:style-name="T27">1</text:span><text:span text:style-name="T25">;</text:span></text:p>
      <text:p text:style-name="P32"><text:s text:c="13"/><text:span text:style-name="T31">end</text:span></text:p>
      <text:p text:style-name="P32"><text:s text:c="9"/><text:span text:style-name="T31">catch</text:span></text:p>
      <text:p text:style-name="P32"><text:s text:c="13"/><text:span text:style-name="T31">end</text:span></text:p>
      <text:p text:style-name="P32"><text:s text:c="13"/><text:span text:style-name="T25">j</text:span><text:span text:style-name="T29"> </text:span><text:span text:style-name="T20">=</text:span><text:span text:style-name="T29"> </text:span><text:span text:style-name="T25">j</text:span><text:span text:style-name="T20">-</text:span><text:span text:style-name="T27">1</text:span><text:span text:style-name="T25">;</text:span></text:p>
      <text:p text:style-name="P32"><text:s text:c="13"/><text:span text:style-name="T17">rankor</text:span><text:span text:style-name="T29"> </text:span><text:span text:style-name="T20">=</text:span><text:span text:style-name="T29"> </text:span><text:span text:style-name="T14">(</text:span><text:span text:style-name="T25">j</text:span><text:span text:style-name="T20">+</text:span><text:span text:style-name="T25">i</text:span><text:span text:style-name="T14">)</text:span><text:span text:style-name="T20">/</text:span><text:span text:style-name="T27">2.</text:span><text:span text:style-name="T25">;</text:span></text:p>
      <text:p text:style-name="P32"><text:s text:c="13"/><text:span text:style-name="T35">break</text:span><text:span text:style-name="T25">;</text:span></text:p>
      <text:p text:style-name="P32"><text:s text:c="9"/><text:span text:style-name="T31">end</text:span></text:p>
      <text:p text:style-name="P32"><text:s text:c="9"/><text:span text:style-name="T17">rankor</text:span><text:span text:style-name="T29"> </text:span><text:span text:style-name="T20">=</text:span><text:span text:style-name="T29"> </text:span><text:span text:style-name="T20">-</text:span><text:span text:style-name="T27">1</text:span><text:span text:style-name="T25">;</text:span></text:p>
      <text:p text:style-name="P32"><text:s text:c="5"/><text:span text:style-name="T31">end</text:span></text:p>
      <text:p text:style-name="P32"><text:s text:c="5"/></text:p>
      <text:p text:style-name="P33"><text:s/><text:span text:style-name="T11">endfunction</text:span></text:p>
      <text:p text:style-name="P35"><text:span text:style-name="T22"><text:s/>tx</text:span><text:span text:style-name="T8"> </text:span><text:span text:style-name="T19">=</text:span><text:span text:style-name="T8"> </text:span><text:span text:style-name="T22">x</text:span><text:span text:style-name="T13">(</text:span><text:span text:style-name="T34">:</text:span><text:span text:style-name="T22">,</text:span><text:span text:style-name="T8"> </text:span><text:span text:style-name="T28">3</text:span><text:span text:style-name="T13">)</text:span><text:span text:style-name="T22">;</text:span><text:span text:style-name="T8"> </text:span><text:span text:style-name="T36">//x3</text:span></text:p>
      <text:p text:style-name="P32"><text:s/><text:span text:style-name="T25">ty</text:span><text:span text:style-name="T29"> </text:span><text:span text:style-name="T20">=</text:span><text:span text:style-name="T29"> </text:span><text:span text:style-name="T30">abs</text:span><text:span text:style-name="T14">(</text:span><text:span text:style-name="T25">x</text:span><text:span text:style-name="T20">*</text:span><text:span text:style-name="T25">b</text:span><text:span text:style-name="T29"> </text:span><text:span text:style-name="T20">-</text:span><text:span text:style-name="T29"> </text:span><text:span text:style-name="T25">y</text:span><text:span text:style-name="T14">)</text:span></text:p>
      <text:p text:style-name="P32"><text:s/><text:span text:style-name="T25">p_spirman</text:span><text:span text:style-name="T29"> </text:span><text:span text:style-name="T20">=</text:span><text:span text:style-name="T29"> </text:span><text:span text:style-name="T27">0</text:span><text:span text:style-name="T25">;</text:span></text:p>
      <text:p text:style-name="P32"><text:s/><text:span text:style-name="T31">for</text:span><text:span text:style-name="T29"> </text:span><text:span text:style-name="T25">i</text:span><text:span text:style-name="T29"> </text:span><text:span text:style-name="T20">=</text:span><text:span text:style-name="T29"> </text:span><text:span text:style-name="T27">1</text:span><text:span text:style-name="T33">:</text:span><text:span text:style-name="T25">n</text:span><text:span text:style-name="T29"> </text:span><text:span text:style-name="T31">do</text:span></text:p>
      <text:p text:style-name="P32"><text:s text:c="5"/><text:span text:style-name="T25">p_spirman</text:span><text:span text:style-name="T29"> </text:span><text:span text:style-name="T20">=</text:span><text:span text:style-name="T29"> </text:span><text:span text:style-name="T25">p_spirman</text:span><text:span text:style-name="T29"> </text:span><text:span text:style-name="T20">+</text:span><text:span text:style-name="T29"> </text:span><text:span text:style-name="T14">(</text:span><text:span text:style-name="T25">getRank</text:span><text:span text:style-name="T14">(</text:span><text:span text:style-name="T25">tx,</text:span><text:span text:style-name="T29"> </text:span><text:span text:style-name="T25">tx</text:span><text:span text:style-name="T14">(</text:span><text:span text:style-name="T25">i</text:span><text:span text:style-name="T14">))</text:span><text:span text:style-name="T29"> </text:span><text:span text:style-name="T20">-</text:span><text:span text:style-name="T29"> </text:span><text:span text:style-name="T25">getRank</text:span><text:span text:style-name="T14">(</text:span><text:span text:style-name="T25">ty,</text:span><text:span text:style-name="T29"> </text:span><text:span text:style-name="T25">ty</text:span><text:span text:style-name="T14">(</text:span><text:span text:style-name="T25">i</text:span><text:span text:style-name="T14">)))</text:span><text:span text:style-name="T20">^</text:span><text:span text:style-name="T27">2</text:span><text:span text:style-name="T25">;</text:span></text:p>
      <text:p text:style-name="P32"><text:s/><text:span text:style-name="T31">end</text:span></text:p>
      <text:p text:style-name="P32"><text:s/><text:span text:style-name="T25">p_spirman</text:span><text:span text:style-name="T29"> </text:span><text:span text:style-name="T20">=</text:span><text:span text:style-name="T29"> <text:s/></text:span><text:span text:style-name="T25">p_spirman</text:span><text:span text:style-name="T20">*</text:span><text:span text:style-name="T27">6</text:span><text:span text:style-name="T29"> </text:span><text:span text:style-name="T20">/</text:span><text:span text:style-name="T29"> </text:span><text:span text:style-name="T14">(</text:span><text:span text:style-name="T25">n</text:span><text:span text:style-name="T20">^</text:span><text:span text:style-name="T27">3</text:span><text:span text:style-name="T29"> </text:span><text:span text:style-name="T20">-</text:span><text:span text:style-name="T29"> </text:span><text:span text:style-name="T25">n</text:span><text:span text:style-name="T14">)</text:span><text:span text:style-name="T25">;</text:span></text:p>
      <text:p text:style-name="P32"><text:s/><text:span text:style-name="T25">t_spirman</text:span><text:span text:style-name="T29"> </text:span><text:span text:style-name="T20">=</text:span><text:span text:style-name="T29"> </text:span><text:span text:style-name="T30">abs</text:span><text:span text:style-name="T14">(</text:span><text:span text:style-name="T25">p_spirman</text:span><text:span text:style-name="T14">)</text:span><text:span text:style-name="T20">*</text:span><text:span text:style-name="T30">sqrt</text:span><text:span text:style-name="T14">(</text:span><text:span text:style-name="T25">n</text:span><text:span text:style-name="T20">-</text:span><text:span text:style-name="T27">2</text:span><text:span text:style-name="T14">)</text:span><text:span text:style-name="T20">/</text:span><text:span text:style-name="T14">(</text:span><text:span text:style-name="T27">1</text:span><text:span text:style-name="T29"> </text:span><text:span text:style-name="T20">-</text:span><text:span text:style-name="T29"> </text:span><text:span text:style-name="T25">p_spirman</text:span><text:span text:style-name="T20">^</text:span><text:span text:style-name="T27">2</text:span><text:span text:style-name="T14">)</text:span><text:span text:style-name="T25">;</text:span></text:p>
      <text:p text:style-name="P32"><text:s/><text:span text:style-name="T25">t_spirman_krit</text:span><text:span text:style-name="T29"> </text:span><text:span text:style-name="T20">=</text:span><text:span text:style-name="T29"> </text:span><text:span text:style-name="T25">t_krit;</text:span><text:span text:style-name="T29"> <text:s text:c="2"/></text:span></text:p>
      <text:p text:style-name="P33"><text:s/><text:span text:style-name="T25">spirman_significent</text:span><text:span text:style-name="T29"> </text:span><text:span text:style-name="T20">=</text:span><text:span text:style-name="T29"> </text:span><text:span text:style-name="T25">t_spirman</text:span><text:span text:style-name="T29"> </text:span><text:span text:style-name="T20">&gt;</text:span><text:span text:style-name="T29"> </text:span><text:span text:style-name="T25">t_spirman_krit;</text:span></text:p>
      <text:p text:style-name="P23"><text:span text:style-name="T8">В итоге t-критерий равен 26.82 при критическом значении 2.001. Вывод: присутствует гетероскедистичность, так как |t| &gt; t_krit</text:span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4"><text:soft-page-break/><text:span text:style-name="T39">Тест Голдфелда-Квандта</text:span></text:p>
      <text:p text:style-name="P36"><text:span text:style-name="T21"><text:s/>tx1</text:span> <text:span text:style-name="T18">=</text:span> <text:span text:style-name="T21">x</text:span><text:span text:style-name="T12">(</text:span><text:span text:style-name="T26">1</text:span><text:span text:style-name="T32">:</text:span><text:span text:style-name="T21">n</text:span><text:span text:style-name="T18">/</text:span><text:span text:style-name="T26">3</text:span> <text:span text:style-name="T21">,</text:span> <text:span text:style-name="T32">:</text:span><text:span text:style-name="T12">)</text:span><text:span text:style-name="T21">;</text:span></text:p>
      <text:p text:style-name="P32"><text:s/><text:span text:style-name="T25">ty1</text:span><text:span text:style-name="T29"> </text:span><text:span text:style-name="T20">=</text:span><text:span text:style-name="T29"> </text:span><text:span text:style-name="T25">y</text:span><text:span text:style-name="T14">(</text:span><text:span text:style-name="T27">1</text:span><text:span text:style-name="T33">:</text:span><text:span text:style-name="T25">n</text:span><text:span text:style-name="T20">/</text:span><text:span text:style-name="T27">3</text:span><text:span text:style-name="T14">)</text:span><text:span text:style-name="T25">;</text:span></text:p>
      <text:p text:style-name="P32"><text:s/><text:span text:style-name="T25">tx2</text:span><text:span text:style-name="T29"> </text:span><text:span text:style-name="T20">=</text:span><text:span text:style-name="T29"> </text:span><text:span text:style-name="T25">x</text:span><text:span text:style-name="T14">(</text:span><text:span text:style-name="T27">2</text:span><text:span text:style-name="T20">*</text:span><text:span text:style-name="T25">n</text:span><text:span text:style-name="T20">/</text:span><text:span text:style-name="T27">3</text:span><text:span text:style-name="T33">:</text:span><text:span text:style-name="T25">n,</text:span><text:span text:style-name="T29"> </text:span><text:span text:style-name="T33">:</text:span><text:span text:style-name="T14">)</text:span><text:span text:style-name="T25">;</text:span></text:p>
      <text:p text:style-name="P32"><text:s/><text:span text:style-name="T25">ty2</text:span><text:span text:style-name="T29"> </text:span><text:span text:style-name="T20">=</text:span><text:span text:style-name="T29"> </text:span><text:span text:style-name="T25">y</text:span><text:span text:style-name="T14">(</text:span><text:span text:style-name="T27">2</text:span><text:span text:style-name="T20">*</text:span><text:span text:style-name="T25">n</text:span><text:span text:style-name="T20">/</text:span><text:span text:style-name="T27">3</text:span><text:span text:style-name="T33">:</text:span><text:span text:style-name="T25">n</text:span><text:span text:style-name="T14">)</text:span><text:span text:style-name="T25">;</text:span></text:p>
      <text:p text:style-name="P32"><text:s/><text:span text:style-name="T25">goldfeldt_F</text:span><text:span text:style-name="T29"> </text:span><text:span text:style-name="T20">=</text:span><text:span text:style-name="T29"> </text:span><text:span text:style-name="T25">getESS</text:span><text:span text:style-name="T14">(</text:span><text:span text:style-name="T25">tx1,</text:span><text:span text:style-name="T29"> </text:span><text:span text:style-name="T25">ty1</text:span><text:span text:style-name="T14">)</text:span><text:span text:style-name="T20">/</text:span><text:span text:style-name="T29"> </text:span><text:span text:style-name="T25">getESS</text:span><text:span text:style-name="T14">(</text:span><text:span text:style-name="T25">tx2,</text:span><text:span text:style-name="T29"> </text:span><text:span text:style-name="T25">ty2</text:span><text:span text:style-name="T14">)</text:span><text:span text:style-name="T25">;</text:span></text:p>
      <text:p text:style-name="P32"><text:s/><text:span text:style-name="T25">goldfeldt_krit</text:span><text:span text:style-name="T29"> </text:span><text:span text:style-name="T20">=</text:span><text:span text:style-name="T29"> </text:span><text:span text:style-name="T27">2.2</text:span></text:p>
      <text:p text:style-name="P33"><text:s/><text:span text:style-name="T25">goldfeldt_is_geter</text:span><text:span text:style-name="T29"> </text:span><text:span text:style-name="T20">=</text:span><text:span text:style-name="T29"> </text:span><text:span text:style-name="T25">goldfeldt_F</text:span><text:span text:style-name="T29"> </text:span><text:span text:style-name="T20">&gt;</text:span><text:span text:style-name="T29"> </text:span><text:span text:style-name="T25">goldfeldt_krit;</text:span></text:p>
      <text:p text:style-name="P28"><text:span text:style-name="T40">В итоге F-критерий равен 0.715 при критическом 2.2. Вывод: модель возможно гомоскедестична. </text:span></text:p>
      <text:p text:style-name="P28"><text:span text:style-name="T40"/></text:p>
      <text:p text:style-name="P25"><text:span text:style-name="T41">Тест Уайта</text:span></text:p>
      <text:p text:style-name="P36"><text:span text:style-name="T9">function</text:span><text:span text:style-name="T21"> </text:span><text:span text:style-name="T12">[</text:span><text:span text:style-name="T15">model_F</text:span><text:span text:style-name="T12">]</text:span><text:span text:style-name="T18">=</text:span><text:span text:style-name="T23">getFStat</text:span><text:span text:style-name="T12">(</text:span><text:span text:style-name="T15">x</text:span><text:span text:style-name="T21">, </text:span><text:span text:style-name="T15">y</text:span><text:span text:style-name="T12">)</text:span></text:p>
      <text:p text:style-name="P32"><text:s text:c="4"/><text:span text:style-name="T25">t</text:span><text:span text:style-name="T29"> </text:span><text:span text:style-name="T20">=</text:span><text:span text:style-name="T29"> </text:span><text:span text:style-name="T30">size</text:span><text:span text:style-name="T14">(</text:span><text:span text:style-name="T17">x</text:span><text:span text:style-name="T14">)</text:span><text:span text:style-name="T25">;</text:span></text:p>
      <text:p text:style-name="P32"><text:s text:c="4"/><text:span text:style-name="T25">n</text:span><text:span text:style-name="T29"> </text:span><text:span text:style-name="T20">=</text:span><text:span text:style-name="T29"> </text:span><text:span text:style-name="T25">t</text:span><text:span text:style-name="T14">(</text:span><text:span text:style-name="T27">1</text:span><text:span text:style-name="T14">)</text:span><text:span text:style-name="T25">;</text:span></text:p>
      <text:p text:style-name="P32"><text:s text:c="4"/><text:span text:style-name="T25">k</text:span><text:span text:style-name="T29"> </text:span><text:span text:style-name="T20">=</text:span><text:span text:style-name="T29"> </text:span><text:span text:style-name="T25">t</text:span><text:span text:style-name="T14">(</text:span><text:span text:style-name="T27">2</text:span><text:span text:style-name="T14">)</text:span><text:span text:style-name="T29"> </text:span><text:span text:style-name="T20">-</text:span><text:span text:style-name="T29"> </text:span><text:span text:style-name="T27">1</text:span><text:span text:style-name="T25">;</text:span></text:p>
      <text:p text:style-name="P32"><text:s text:c="4"/><text:span text:style-name="T25">b</text:span><text:span text:style-name="T29"> </text:span><text:span text:style-name="T20">=</text:span><text:span text:style-name="T29"> </text:span><text:span text:style-name="T14">(</text:span><text:span text:style-name="T17">x</text:span><text:span text:style-name="T20">'*</text:span><text:span text:style-name="T17">x</text:span><text:span text:style-name="T14">)</text:span><text:span text:style-name="T20">^</text:span><text:span text:style-name="T14">(</text:span><text:span text:style-name="T20">-</text:span><text:span text:style-name="T27">1</text:span><text:span text:style-name="T14">)</text:span><text:span text:style-name="T20">*</text:span><text:span text:style-name="T17">x</text:span><text:span text:style-name="T20">'*</text:span><text:span text:style-name="T17">y</text:span><text:span text:style-name="T25">;</text:span></text:p>
      <text:p text:style-name="P32"><text:s text:c="4"/><text:span text:style-name="T25">temp_y</text:span><text:span text:style-name="T29"> </text:span><text:span text:style-name="T20">=</text:span><text:span text:style-name="T29"> </text:span><text:span text:style-name="T17">x</text:span><text:span text:style-name="T20">*</text:span><text:span text:style-name="T25">b</text:span><text:span text:style-name="T29"> </text:span><text:span text:style-name="T20">-</text:span><text:span text:style-name="T29"> </text:span><text:span text:style-name="T17">y</text:span><text:span text:style-name="T25">;</text:span></text:p>
      <text:p text:style-name="P32"><text:s text:c="4"/><text:span text:style-name="T25">ESS</text:span><text:span text:style-name="T29"> </text:span><text:span text:style-name="T20">=</text:span><text:span text:style-name="T29"> </text:span><text:span text:style-name="T25">temp_y</text:span><text:span text:style-name="T20">'*</text:span><text:span text:style-name="T25">temp_y;</text:span></text:p>
      <text:p text:style-name="P32"><text:s text:c="4"/><text:span text:style-name="T25">avg_y</text:span><text:span text:style-name="T29"> </text:span><text:span text:style-name="T20">=</text:span><text:span text:style-name="T29"> </text:span><text:span text:style-name="T14">(</text:span><text:span text:style-name="T17">y</text:span><text:span text:style-name="T20">'*</text:span><text:span text:style-name="T30">ones</text:span><text:span text:style-name="T14">(</text:span><text:span text:style-name="T25">n,</text:span><text:span text:style-name="T27">1</text:span><text:span text:style-name="T14">))</text:span><text:span text:style-name="T20">/</text:span><text:span text:style-name="T25">n;</text:span></text:p>
      <text:p text:style-name="P32"><text:s text:c="4"/><text:span text:style-name="T25">temp_y</text:span><text:span text:style-name="T29"> </text:span><text:span text:style-name="T20">=</text:span><text:span text:style-name="T29"> </text:span><text:span text:style-name="T17">x</text:span><text:span text:style-name="T20">*</text:span><text:span text:style-name="T25">b</text:span><text:span text:style-name="T29"> </text:span><text:span text:style-name="T20">-</text:span><text:span text:style-name="T29"> </text:span><text:span text:style-name="T25">avg_y;</text:span></text:p>
      <text:p text:style-name="P32"><text:s text:c="4"/><text:span text:style-name="T25">RSS</text:span><text:span text:style-name="T29"> </text:span><text:span text:style-name="T20">=</text:span><text:span text:style-name="T29"> </text:span><text:span text:style-name="T25">temp_y</text:span><text:span text:style-name="T20">'*</text:span><text:span text:style-name="T25">temp_y;</text:span></text:p>
      <text:p text:style-name="P32"><text:s text:c="4"/><text:span text:style-name="T25">TSS</text:span><text:span text:style-name="T29"> </text:span><text:span text:style-name="T20">=</text:span><text:span text:style-name="T29"> </text:span><text:span text:style-name="T25">RSS</text:span><text:span text:style-name="T29"> </text:span><text:span text:style-name="T20">+</text:span><text:span text:style-name="T29"> </text:span><text:span text:style-name="T25">ESS;</text:span></text:p>
      <text:p text:style-name="P32"><text:s text:c="4"/><text:span text:style-name="T25">R2</text:span><text:span text:style-name="T29"> </text:span><text:span text:style-name="T20">=</text:span><text:span text:style-name="T29"> </text:span><text:span text:style-name="T27">1</text:span><text:span text:style-name="T29"> </text:span><text:span text:style-name="T20">-</text:span><text:span text:style-name="T29"> </text:span><text:span text:style-name="T25">ESS</text:span><text:span text:style-name="T20">/</text:span><text:span text:style-name="T25">TSS</text:span></text:p>
      <text:p text:style-name="P32"><text:s text:c="4"/><text:span text:style-name="T25">R2_korr</text:span><text:span text:style-name="T29"> </text:span><text:span text:style-name="T20">=</text:span><text:span text:style-name="T29"> </text:span><text:span text:style-name="T27">1</text:span><text:span text:style-name="T29"> </text:span><text:span text:style-name="T20">-</text:span><text:span text:style-name="T29"> </text:span><text:span text:style-name="T14">(</text:span><text:span text:style-name="T25">n</text:span><text:span text:style-name="T20">-</text:span><text:span text:style-name="T27">1</text:span><text:span text:style-name="T14">)</text:span><text:span text:style-name="T20">/</text:span><text:span text:style-name="T14">(</text:span><text:span text:style-name="T25">n</text:span><text:span text:style-name="T20">-</text:span><text:span text:style-name="T25">k</text:span><text:span text:style-name="T20">-</text:span><text:span text:style-name="T27">1</text:span><text:span text:style-name="T14">)</text:span><text:span text:style-name="T20">*</text:span><text:span text:style-name="T14">(</text:span><text:span text:style-name="T27">1</text:span><text:span text:style-name="T20">-</text:span><text:span text:style-name="T25">R2</text:span><text:span text:style-name="T14">)</text:span><text:span text:style-name="T25">;</text:span></text:p>
      <text:p text:style-name="P32"><text:s text:c="4"/><text:span text:style-name="T17">model_F</text:span><text:span text:style-name="T29"> </text:span><text:span text:style-name="T20">=</text:span><text:span text:style-name="T29"> <text:s/></text:span><text:span text:style-name="T25">R2</text:span><text:span text:style-name="T20">/</text:span><text:span text:style-name="T14">(</text:span><text:span text:style-name="T27">1</text:span><text:span text:style-name="T20">-</text:span><text:span text:style-name="T25">R2</text:span><text:span text:style-name="T14">)</text:span><text:span text:style-name="T29"> </text:span><text:span text:style-name="T20">*</text:span><text:span text:style-name="T29"> </text:span><text:span text:style-name="T14">(</text:span><text:span text:style-name="T25">n</text:span><text:span text:style-name="T20">-</text:span><text:span text:style-name="T25">k</text:span><text:span text:style-name="T20">-</text:span><text:span text:style-name="T27">1</text:span><text:span text:style-name="T14">)</text:span><text:span text:style-name="T20">/</text:span><text:span text:style-name="T14">(</text:span><text:span text:style-name="T25">k</text:span><text:span text:style-name="T14">)</text:span><text:span text:style-name="T25">;</text:span></text:p>
      <text:p text:style-name="P34"><text:span text:style-name="T9">endfunction</text:span></text:p>
      <text:p text:style-name="P36"><text:span text:style-name="T21"><text:s text:c="2"/>b</text:span> <text:span text:style-name="T18">=</text:span> <text:span text:style-name="T12">(</text:span><text:span text:style-name="T21">x</text:span><text:span text:style-name="T18">'*</text:span><text:span text:style-name="T21">x</text:span><text:span text:style-name="T12">)</text:span><text:span text:style-name="T18">^</text:span><text:span text:style-name="T12">(</text:span><text:span text:style-name="T18">-</text:span><text:span text:style-name="T26">1</text:span><text:span text:style-name="T12">)</text:span><text:span text:style-name="T18">*</text:span><text:span text:style-name="T21">x</text:span><text:span text:style-name="T18">'*</text:span><text:span text:style-name="T21">y;</text:span></text:p>
      <text:p text:style-name="P32"><text:s/><text:span text:style-name="T25">e</text:span><text:span text:style-name="T29"> </text:span><text:span text:style-name="T20">=</text:span><text:span text:style-name="T29"> </text:span><text:span text:style-name="T30">abs</text:span><text:span text:style-name="T14">(</text:span><text:span text:style-name="T25">y</text:span><text:span text:style-name="T29"> </text:span><text:span text:style-name="T20">-</text:span><text:span text:style-name="T29"> </text:span><text:span text:style-name="T25">x</text:span><text:span text:style-name="T20">*</text:span><text:span text:style-name="T25">b</text:span><text:span text:style-name="T14">)</text:span><text:span text:style-name="T25">;</text:span></text:p>
      <text:p text:style-name="P33"><text:s/><text:span text:style-name="T25">white_F</text:span><text:span text:style-name="T29"> </text:span><text:span text:style-name="T20">=</text:span><text:span text:style-name="T29"> </text:span><text:span text:style-name="T25">getFStat</text:span><text:span text:style-name="T14">(</text:span><text:span text:style-name="T25">x,</text:span><text:span text:style-name="T29"> </text:span><text:span text:style-name="T25">e</text:span><text:span text:style-name="T14">)</text:span><text:span text:style-name="T25">;</text:span></text:p>
      <text:p text:style-name="P29"><text:span text:style-name="T41">Пролучено значение F-критерия 4.423, большее критического ( 3.053), </text:span><text:span text:style-name="T43">что говорит о гетеро­скедастичности модели. </text:span></text:p>
      <text:p text:style-name="P29"><text:span text:style-name="T43"/></text:p>
      <text:p text:style-name="P31"><text:span text:style-name="T46">Вопрос: может, я не то нашёл?</text:span><text:span text:style-name="T43">??</text:span></text:p>
      <text:p text:style-name="P29"><text:span text:style-name="T43"/></text:p>
      <text:p text:style-name="P26"><text:span text:style-name="T44">Те</text:span><text:span text:style-name="T45">ст Глейзера</text:span></text:p>
      <text:p text:style-name="P30"><text:span text:style-name="T42"/></text:p>
      <text:p text:style-name="P16"/>
      <text:p text:style-name="P16"/>
      <text:p text:style-name="P16"/>
      <text:p text:style-name="P16"/>
      <text:p text:style-name="P16"/>
      <text:p text:style-name="P13">Выводы</text:p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Monospaced" svg:font-family="Monospaced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Обычный_20__28_веб_29_" style:display-name="Обычный (веб)" style:family="paragraph" style:parent-style-name="Standard">
      <style:paragraph-properties fo:margin-top="0.176cm" fo:margin-bottom="0.21cm" style:contextual-spacing="false"/>
    </style:style>
    <style:style style:name="Default" style:family="paragraph">
      <style:paragraph-properties fo:orphans="2" fo:widows="2" style:text-autospace="none"/>
      <style:text-properties fo:color="#000000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Maple_20_Output" style:display-name="Maple Output" style:family="paragraph" style:next-style-name="Standard">
      <style:paragraph-properties fo:line-height="150%" fo:text-align="center" style:justify-single-word="false" fo:orphans="2" fo:widows="2" style:text-autospace="non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Maple_20_Plot" style:display-name="Maple Plot" style:family="paragraph" style:next-style-name="Maple_20_Output">
      <style:paragraph-properties fo:text-align="center" style:justify-single-word="false" fo:orphans="2" fo:widows="2" style:text-autospace="non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WW8Num1z0" style:family="text">
      <style:text-properties fo:font-size="12pt" style:font-size-asian="12pt"/>
    </style:style>
    <style:style style:name="Основной_20_шрифт_20_абзаца" style:display-name="Основной шрифт абзаца" style:family="text"/>
    <style:style style:name="Maple_20_Input" style:display-name="Maple Input" style:family="text">
      <style:text-properties fo:color="#ff0000" style:font-name="Courier New" fo:font-weight="bold" style:font-weight-asian="bold" style:font-name-complex="Courier New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58cm" fo:text-indent="-0.635cm" fo:margin-left="1.0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598cm" fo:text-indent="-0.318cm" fo:margin-left="3.5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08cm" fo:text-indent="-0.318cm" fo:margin-left="7.4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678cm" fo:text-indent="-0.635cm" fo:margin-left="8.67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948cm" fo:text-indent="-0.635cm" fo:margin-left="9.94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18cm" fo:text-indent="-0.318cm" fo:margin-left="11.2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58cm" fo:text-indent="-0.635cm" fo:margin-left="1.0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307cm" fo:text-indent="-0.635cm" fo:margin-left="2.30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68cm" fo:margin-bottom="0.953cm" fo:margin-left="2cm" fo:margin-right="1.316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лья</meta:initial-creator>
    <meta:creation-date>2011-10-09T12:38:00</meta:creation-date>
    <dc:date>2013-04-16T22:39:02</dc:date>
    <meta:print-date>2011-11-11T08:42:00</meta:print-date>
    <meta:editing-cycles>185</meta:editing-cycles>
    <meta:editing-duration>PT23H20M28S</meta:editing-duration>
    <meta:generator>LibreOffice/3.6$Linux_X86_64 LibreOffice_project/360m1$Build-2</meta:generator>
    <meta:document-statistic meta:table-count="0" meta:image-count="0" meta:object-count="0" meta:page-count="3" meta:paragraph-count="89" meta:word-count="385" meta:character-count="2838" meta:non-whitespace-character-count="2267"/>
    <meta:user-defined meta:name="Поле 1"/>
    <meta:user-defined meta:name="Поле 2"/>
    <meta:user-defined meta:name="Поле 3"/>
    <meta:user-defined meta:name="Поле 4"/>
  </office:meta>
</office:document-meta>
</file>